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4.023cm"/>
    </style:style>
    <style:style style:name="gr3" style:family="graphic" style:parent-style-name="standard">
      <style:graphic-properties draw:stroke="none" svg:stroke-color="#000000" draw:fill="none" draw:fill-color="#ffffff" fo:min-height="1.5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658cm"/>
    </style:style>
    <style:style style:name="gr8" style:family="graphic" style:parent-style-name="standard">
      <style:graphic-properties draw:stroke="none" svg:stroke-color="#000000" draw:fill="none" draw:fill-color="#ffffff" fo:min-height="1.6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4.028cm" svg:height="2.48cm" svg:x="27.172cm" svg:y="11.52cm">
          <text:p text:style-name="P1"><text:span text:style-name="T1">Если </text:span></text:p>
          <text:p text:style-name="P1"><text:span text:style-name="T1">exit !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5" draw:id="id5" draw:layer="layout" svg:width="4.027cm" svg:height="2.479cm" svg:x="24.774cm" svg:y="2.5cm">
          <text:p text:style-name="P1">Начало</text:p>
          <text:p text:style-name="P1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3.471cm" svg:height="4.273cm" svg:x="12.001cm" svg:y="95.927cm">
          <draw:text-box>
            <text:p/>
          </draw:text-box>
        </draw:frame>
        <draw:custom-shape draw:style-name="gr1" draw:text-style-name="P1" xml:id="id4" draw:id="id4" draw:layer="layout" svg:width="4.028cm" svg:height="2.476cm" svg:x="29.172cm" svg:y="85.2cm">
          <text:p text:style-name="P1">Конец </text:p>
          <text:p text:style-name="P1">программы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1.871cm" svg:height="1.808cm" svg:x="26.529cm" svg:y="11.8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30.529cm" svg:y="11.992cm">
          <draw:text-box>
            <text:p><text:span text:style-name="T1">нет</text:span></text:p>
          </draw:text-box>
        </draw:frame>
        <draw:connector draw:style-name="gr4" draw:text-style-name="P1" draw:layer="layout" svg:x1="31.015cm" svg:y1="8.7cm" svg:x2="29.186cm" svg:y2="11.52cm" draw:start-shape="id1" draw:start-glue-point="2" draw:end-shape="id2" draw:end-glue-point="4" svg:d="M31015 8700v1411h-1829v1409">
          <text:p/>
        </draw:connector>
        <draw:connector draw:style-name="gr4" draw:text-style-name="P1" draw:layer="layout" svg:x1="27.172cm" svg:y1="12.76cm" svg:x2="23.713cm" svg:y2="13.4cm" draw:start-shape="id2" draw:start-glue-point="5" draw:end-shape="id3" draw:end-glue-point="5" svg:d="M27172 12760h-3459v640">
          <text:p/>
        </draw:connector>
        <draw:connector draw:style-name="gr4" draw:text-style-name="P1" draw:layer="layout" svg:x1="31.2cm" svg:y1="12.76cm" svg:x2="31.186cm" svg:y2="85.2cm" draw:start-shape="id2" draw:start-glue-point="7" draw:end-shape="id4" draw:end-glue-point="4" svg:d="M31200 12760h501v36841h-515v35599">
          <text:p/>
        </draw:connector>
        <draw:custom-shape draw:style-name="gr1" draw:text-style-name="P1" xml:id="id1" draw:id="id1" draw:layer="layout" svg:width="4.03cm" svg:height="2.48cm" svg:x="29cm" svg:y="6.22cm">
          <text:p text:style-name="P1">clearCarServ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26.787cm" svg:y1="4.979cm" svg:x2="31.015cm" svg:y2="6.22cm" draw:start-shape="id5" draw:start-glue-point="6" draw:end-shape="id1" draw:end-glue-point="0" svg:d="M26787 4979v621h4228v620">
          <text:p/>
        </draw:connector>
        <draw:custom-shape draw:style-name="gr1" draw:text-style-name="P1" xml:id="id3" draw:id="id3" draw:layer="layout" svg:width="4.027cm" svg:height="2.48cm" svg:x="21.7cm" svg:y="13.4cm">
          <text:p text:style-name="P1">Ввод:</text:p>
          <text:p text:style-name="P1">ac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6" draw:id="id6" draw:layer="layout" svg:width="4.028cm" svg:height="2.48cm" svg:x="21.643cm" svg:y="17.3cm">
          <text:p text:style-name="P2"><text:span text:style-name="T1">Если </text:span></text:p>
          <text:p text:style-name="P2"><text:span text:style-name="T1">Action = 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871cm" svg:height="1.808cm" svg:x="20.9cm" svg:y="17.802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25cm" svg:y="17.772cm">
          <draw:text-box>
            <text:p><text:span text:style-name="T1">нет</text:span></text:p>
          </draw:text-box>
        </draw:frame>
        <draw:connector draw:style-name="gr4" draw:text-style-name="P1" draw:layer="layout" svg:x1="21.643cm" svg:y1="18.54cm" svg:x2="16.014cm" svg:y2="20.6cm" draw:start-shape="id6" draw:start-glue-point="5" draw:end-shape="id7" draw:end-glue-point="5" svg:d="M21643 18540h-5629v2060">
          <text:p/>
        </draw:connector>
        <draw:connector draw:style-name="gr4" draw:text-style-name="P1" draw:layer="layout" draw:line-skew="0cm -3.141cm" svg:x1="25.671cm" svg:y1="18.54cm" svg:x2="23.657cm" svg:y2="28.9cm" draw:start-shape="id6" draw:start-glue-point="7" draw:end-shape="id8" draw:end-glue-point="4" svg:d="M25671 18540h501v2660h-2515v7700">
          <text:p/>
        </draw:connector>
        <draw:custom-shape draw:style-name="gr1" draw:text-style-name="P1" xml:id="id7" draw:id="id7" draw:layer="layout" svg:width="10.427cm" svg:height="2.88cm" svg:x="10.8cm" svg:y="20.6cm">
          <text:p text:style-name="P1">Ввод:</text:p>
          <text:p text:style-name="P1">regNum,carModel,carRun</text:p>
          <text:p text:style-name="P1">,workerName,pri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9" draw:id="id9" draw:layer="layout" svg:width="10.43cm" svg:height="2.48cm" svg:x="10.8cm" svg:y="24.82cm">
          <text:p text:style-name="P1">CreateCar</text:p>
          <text:p text:style-name="P1">(regNum,carModel,carRun</text:p>
          <text:p text:style-name="P1">,workerName,price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16.014cm" svg:y1="23.48cm" svg:x2="16.015cm" svg:y2="24.82cm" draw:start-shape="id7" draw:start-glue-point="8" draw:end-shape="id9" draw:end-glue-point="0" svg:d="M16014 23480v671h1v669">
          <text:p/>
        </draw:connector>
        <draw:connector draw:style-name="gr5" draw:text-style-name="P1" draw:layer="layout" draw:line-skew="0cm -21.802cm" svg:x1="16.015cm" svg:y1="27.3cm" svg:x2="29.186cm" svg:y2="11.52cm" draw:start-shape="id9" draw:start-glue-point="2" draw:end-shape="id2" draw:end-glue-point="4" svg:d="M16015 27300v502h-13615v-16783h26786v501">
          <text:p/>
        </draw:connector>
        <draw:custom-shape draw:style-name="gr1" draw:text-style-name="P2" xml:id="id8" draw:id="id8" draw:layer="layout" svg:width="4.028cm" svg:height="2.48cm" svg:x="21.643cm" svg:y="28.9cm">
          <text:p text:style-name="P2"><text:span text:style-name="T1">Если </text:span></text:p>
          <text:p text:style-name="P2"><text:span text:style-name="T1">Action = 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3" draw:layer="layout" svg:width="1.871cm" svg:height="1cm" svg:x="21cm" svg:y="29.1cm">
          <draw:text-box>
            <text:p><text:span text:style-name="T1">да</text:span></text:p>
          </draw:text-box>
        </draw:frame>
        <draw:frame draw:style-name="gr7" draw:text-style-name="P3" draw:layer="layout" svg:width="1.871cm" svg:height="0.908cm" svg:x="24.929cm" svg:y="29.092cm">
          <draw:text-box>
            <text:p><text:span text:style-name="T1">нет</text:span></text:p>
          </draw:text-box>
        </draw:frame>
        <draw:connector draw:style-name="gr4" draw:text-style-name="P1" draw:layer="layout" svg:x1="21.643cm" svg:y1="30.14cm" svg:x2="16.115cm" svg:y2="31.02cm" draw:start-shape="id8" draw:end-shape="id10" draw:end-glue-point="0" svg:d="M21643 30140h-5528v880">
          <text:p/>
        </draw:connector>
        <draw:custom-shape draw:style-name="gr1" draw:text-style-name="P1" xml:id="id10" draw:id="id10" draw:layer="layout" svg:width="4.03cm" svg:height="2.48cm" svg:x="14.1cm" svg:y="31.02cm">
          <text:p text:style-name="P1">sortingAllCar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25.671cm" svg:y1="30.14cm" svg:x2="23.586cm" svg:y2="35cm" draw:start-shape="id8" draw:start-glue-point="7" draw:end-shape="id11" draw:end-glue-point="4" svg:d="M25671 30140h501v3051h-2586v1809">
          <text:p/>
        </draw:connector>
        <draw:custom-shape draw:style-name="gr1" draw:text-style-name="P2" draw:layer="layout" svg:width="4.028cm" svg:height="2.48cm" svg:x="21.644cm" svg:y="28.901cm">
          <text:p text:style-name="P2"><text:span text:style-name="T1">Если </text:span></text:p>
          <text:p text:style-name="P2"><text:span text:style-name="T1">Action = 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3" draw:layer="layout" svg:width="1.871cm" svg:height="1cm" svg:x="21.001cm" svg:y="29.101cm">
          <draw:text-box>
            <text:p><text:span text:style-name="T1">да</text:span></text:p>
          </draw:text-box>
        </draw:frame>
        <draw:custom-shape draw:style-name="gr1" draw:text-style-name="P2" draw:layer="layout" svg:width="4.028cm" svg:height="2.48cm" svg:x="21.643cm" svg:y="28.901cm">
          <text:p text:style-name="P2"><text:span text:style-name="T1">Если </text:span></text:p>
          <text:p text:style-name="P2"><text:span text:style-name="T1">Action = 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3" draw:layer="layout" svg:width="1.871cm" svg:height="1cm" svg:x="21cm" svg:y="29.101cm">
          <draw:text-box>
            <text:p><text:span text:style-name="T1">да</text:span></text:p>
          </draw:text-box>
        </draw:frame>
        <draw:frame draw:style-name="gr7" draw:text-style-name="P3" draw:layer="layout" svg:width="1.871cm" svg:height="0.908cm" svg:x="24.929cm" svg:y="29.093cm">
          <draw:text-box>
            <text:p><text:span text:style-name="T1">нет</text:span></text:p>
          </draw:text-box>
        </draw:frame>
        <draw:custom-shape draw:style-name="gr1" draw:text-style-name="P2" draw:layer="layout" svg:width="4.028cm" svg:height="2.48cm" svg:x="21.644cm" svg:y="28.902cm">
          <text:p text:style-name="P2"><text:span text:style-name="T1">Если </text:span></text:p>
          <text:p text:style-name="P2"><text:span text:style-name="T1">Action = 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3" draw:layer="layout" svg:width="1.871cm" svg:height="1cm" svg:x="21.001cm" svg:y="29.102cm">
          <draw:text-box>
            <text:p><text:span text:style-name="T1">да</text:span></text:p>
          </draw:text-box>
        </draw:frame>
        <draw:frame draw:style-name="gr6" draw:text-style-name="P3" draw:layer="layout" svg:width="1.871cm" svg:height="1cm" svg:x="21.4cm" svg:y="34.908cm">
          <draw:text-box>
            <text:p><text:span text:style-name="T1">да</text:span></text:p>
          </draw:text-box>
        </draw:frame>
        <draw:frame draw:style-name="gr7" draw:text-style-name="P3" draw:layer="layout" svg:width="1.871cm" svg:height="0.908cm" svg:x="25.329cm" svg:y="34.9cm">
          <draw:text-box>
            <text:p><text:span text:style-name="T1">нет</text:span></text:p>
          </draw:text-box>
        </draw:frame>
        <draw:custom-shape draw:style-name="gr1" draw:text-style-name="P2" xml:id="id11" draw:id="id11" draw:layer="layout" svg:width="4.028cm" svg:height="2.48cm" svg:x="21.572cm" svg:y="35cm">
          <text:p text:style-name="P2"><text:span text:style-name="T1">Если </text:span></text:p>
          <text:p text:style-name="P2"><text:span text:style-name="T1">Action = 3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3" draw:layer="layout" svg:width="1.871cm" svg:height="1cm" svg:x="21.401cm" svg:y="34.909cm">
          <draw:text-box>
            <text:p><text:span text:style-name="T1">да</text:span></text:p>
          </draw:text-box>
        </draw:frame>
        <draw:connector draw:style-name="gr4" draw:text-style-name="P1" draw:layer="layout" svg:x1="23.713cm" svg:y1="15.88cm" svg:x2="23.657cm" svg:y2="17.3cm" draw:start-shape="id3" draw:start-glue-point="8" draw:end-shape="id6" draw:end-glue-point="4" svg:d="M23713 15880v711h-56v709">
          <text:p/>
        </draw:connector>
        <draw:custom-shape draw:style-name="gr1" draw:text-style-name="P1" xml:id="id12" draw:id="id12" draw:layer="layout" svg:width="4.027cm" svg:height="2.48cm" svg:x="13.9cm" svg:y="36.92cm">
          <text:p text:style-name="P1">Ввод:</text:p>
          <text:p text:style-name="P1">Atr,s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3" draw:id="id13" draw:layer="layout" svg:width="7.4cm" svg:height="2.48cm" svg:x="12.2cm" svg:y="40.5cm">
          <text:p text:style-name="P1">FindCarsByAttribute</text:p>
          <text:p text:style-name="P1">(atr, str, buffer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15.913cm" svg:y1="39.4cm" svg:x2="15.9cm" svg:y2="40.5cm" draw:start-shape="id12" draw:start-glue-point="8" draw:end-shape="id13" draw:end-glue-point="0" svg:d="M15913 39400v551h-13v549">
          <text:p/>
        </draw:connector>
        <draw:connector draw:style-name="gr4" draw:text-style-name="P1" draw:layer="layout" svg:x1="21.572cm" svg:y1="36.24cm" svg:x2="15.913cm" svg:y2="36.92cm" draw:start-shape="id11" draw:start-glue-point="5" draw:end-shape="id12" draw:end-glue-point="5" svg:d="M21572 36240h-5659v680">
          <text:p/>
        </draw:connector>
        <draw:connector draw:style-name="gr4" draw:text-style-name="P1" draw:layer="layout" draw:line-skew="0cm -20.252cm" svg:x1="16.115cm" svg:y1="33.5cm" svg:x2="29.186cm" svg:y2="11.52cm" draw:start-shape="id10" draw:start-glue-point="2" draw:end-shape="id2" draw:end-glue-point="4" svg:d="M16115 33500v502h-13715v-22983h26786v501">
          <text:p/>
        </draw:connector>
        <draw:frame draw:style-name="gr6" draw:text-style-name="P3" draw:layer="layout" svg:width="1.871cm" svg:height="1cm" svg:x="21.5cm" svg:y="44.239cm">
          <draw:text-box>
            <text:p><text:span text:style-name="T1">да</text:span></text:p>
          </draw:text-box>
        </draw:frame>
        <draw:frame draw:style-name="gr7" draw:text-style-name="P3" draw:layer="layout" svg:width="1.871cm" svg:height="0.908cm" svg:x="25.429cm" svg:y="44.231cm">
          <draw:text-box>
            <text:p><text:span text:style-name="T1">нет</text:span></text:p>
          </draw:text-box>
        </draw:frame>
        <draw:custom-shape draw:style-name="gr1" draw:text-style-name="P2" xml:id="id14" draw:id="id14" draw:layer="layout" svg:width="4.028cm" svg:height="2.48cm" svg:x="21.7cm" svg:y="44.32cm">
          <text:p text:style-name="P2"><text:span text:style-name="T1">Если </text:span></text:p>
          <text:p text:style-name="P2"><text:span text:style-name="T1">Action = 4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3" draw:layer="layout" svg:width="1.871cm" svg:height="1cm" svg:x="21.501cm" svg:y="44.24cm">
          <draw:text-box>
            <text:p><text:span text:style-name="T1">да</text:span></text:p>
          </draw:text-box>
        </draw:frame>
        <draw:connector draw:style-name="gr4" draw:text-style-name="P1" draw:layer="layout" svg:x1="25.6cm" svg:y1="36.24cm" svg:x2="23.714cm" svg:y2="44.32cm" draw:start-shape="id11" draw:start-glue-point="7" draw:end-shape="id14" draw:end-glue-point="4" svg:d="M25600 36240h501v4661h-2387v3419">
          <text:p/>
        </draw:connector>
        <draw:connector draw:style-name="gr4" draw:text-style-name="P1" draw:layer="layout" draw:line-skew="0cm -20.987cm" svg:x1="15.9cm" svg:y1="42.98cm" svg:x2="29.186cm" svg:y2="11.52cm" draw:start-shape="id13" draw:start-glue-point="2" draw:end-shape="id2" draw:end-glue-point="4" svg:d="M15900 42980v502h-13500v-32463h26786v501">
          <text:p/>
        </draw:connector>
        <draw:custom-shape draw:style-name="gr1" draw:text-style-name="P1" xml:id="id15" draw:id="id15" draw:layer="layout" svg:width="4.027cm" svg:height="2.48cm" svg:x="14.1cm" svg:y="47.12cm">
          <text:p text:style-name="P1">Ввод:</text:p>
          <text:p text:style-name="P1">Atr,str,</text:p>
          <text:p text:style-name="P1">index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6" draw:id="id16" draw:layer="layout" svg:width="11.462cm" svg:height="2.48cm" svg:x="10.4cm" svg:y="50.82cm">
          <text:p text:style-name="P1">EditCarsAttribute</text:p>
          <text:p text:style-name="P1">(atr,str,&amp;carServise[index]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16.113cm" svg:y1="49.6cm" svg:x2="16.131cm" svg:y2="50.82cm" draw:start-shape="id15" draw:start-glue-point="8" draw:end-shape="id16" draw:end-glue-point="0" svg:d="M16113 49600v611h18v609">
          <text:p/>
        </draw:connector>
        <draw:connector draw:style-name="gr4" draw:text-style-name="P1" draw:layer="layout" svg:x1="21.7cm" svg:y1="45.56cm" svg:x2="16.113cm" svg:y2="47.12cm" draw:start-shape="id14" draw:start-glue-point="5" draw:end-shape="id15" draw:end-glue-point="5" svg:d="M21700 45560h-5587v1560">
          <text:p/>
        </draw:connector>
        <draw:connector draw:style-name="gr5" draw:text-style-name="P1" draw:layer="layout" draw:line-skew="0cm -22.118cm" svg:x1="16.131cm" svg:y1="53.3cm" svg:x2="29.186cm" svg:y2="11.52cm" draw:start-shape="id16" draw:start-glue-point="2" draw:end-shape="id2" draw:end-glue-point="4" svg:d="M16131 53300v502h-13731v-42783h26786v501">
          <text:p/>
        </draw:connector>
        <draw:connector draw:style-name="gr4" draw:text-style-name="P1" draw:layer="layout" svg:x1="25.728cm" svg:y1="45.56cm" svg:x2="23.814cm" svg:y2="56.12cm" draw:start-shape="id14" draw:start-glue-point="7" draw:end-shape="id17" draw:end-glue-point="4" svg:d="M25728 45560h501v5901h-2415v4659">
          <text:p/>
        </draw:connector>
        <draw:frame draw:style-name="gr7" draw:text-style-name="P3" draw:layer="layout" svg:width="1.871cm" svg:height="0.908cm" svg:x="25.3cm" svg:y="56.3cm">
          <draw:text-box>
            <text:p><text:span text:style-name="T1">нет</text:span></text:p>
          </draw:text-box>
        </draw:frame>
        <draw:custom-shape draw:style-name="gr1" draw:text-style-name="P2" xml:id="id17" draw:id="id17" draw:layer="layout" svg:width="4.028cm" svg:height="2.48cm" svg:x="21.8cm" svg:y="56.12cm">
          <text:p text:style-name="P2"><text:span text:style-name="T1">Если </text:span></text:p>
          <text:p text:style-name="P2"><text:span text:style-name="T1">Action = 5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2.172cm" svg:height="1.909cm" svg:x="21.2cm" svg:y="56.4cm">
          <draw:text-box>
            <text:p><text:span text:style-name="T1">да</text:span></text:p>
          </draw:text-box>
        </draw:frame>
        <draw:custom-shape draw:style-name="gr1" draw:text-style-name="P1" xml:id="id18" draw:id="id18" draw:layer="layout" svg:width="4.027cm" svg:height="2.48cm" svg:x="13.838cm" svg:y="59cm">
          <text:p text:style-name="P1">Ввод:</text:p>
          <text:p text:style-name="P1">index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9" draw:id="id19" draw:layer="layout" svg:width="11.462cm" svg:height="2.48cm" svg:x="10.138cm" svg:y="62.7cm">
          <text:p text:style-name="P1">deleteCar(&amp;carServise[index]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15.851cm" svg:y1="61.48cm" svg:x2="15.869cm" svg:y2="62.7cm" draw:start-shape="id18" draw:start-glue-point="8" draw:end-shape="id19" draw:end-glue-point="0" svg:d="M15851 61480v611h18v609">
          <text:p/>
        </draw:connector>
        <draw:connector draw:style-name="gr4" draw:text-style-name="P1" draw:layer="layout" svg:x1="21.8cm" svg:y1="57.36cm" svg:x2="15.851cm" svg:y2="59cm" draw:start-shape="id17" draw:start-glue-point="5" draw:end-shape="id18" draw:end-glue-point="5" svg:d="M21800 57360h-5949v1640">
          <text:p/>
        </draw:connector>
        <draw:connector draw:style-name="gr4" draw:text-style-name="P1" draw:layer="layout" draw:line-skew="0cm -21.987cm" svg:x1="15.869cm" svg:y1="65.18cm" svg:x2="29.186cm" svg:y2="11.52cm" draw:start-shape="id19" draw:start-glue-point="2" draw:end-shape="id2" draw:end-glue-point="4" svg:d="M15869 65180v502h-13469v-54663h26786v501">
          <text:p/>
        </draw:connector>
        <draw:connector draw:style-name="gr4" draw:text-style-name="P1" draw:layer="layout" svg:x1="25.828cm" svg:y1="57.36cm" svg:x2="23.643cm" svg:y2="67.9cm" draw:start-shape="id17" draw:start-glue-point="7" draw:end-shape="id20" draw:end-glue-point="4" svg:d="M25828 57360h501v5891h-2686v4649">
          <text:p/>
        </draw:connector>
        <draw:frame draw:style-name="gr7" draw:text-style-name="P3" draw:layer="layout" svg:width="1.871cm" svg:height="0.908cm" svg:x="25.129cm" svg:y="68.08cm">
          <draw:text-box>
            <text:p><text:span text:style-name="T1">нет</text:span></text:p>
          </draw:text-box>
        </draw:frame>
        <draw:custom-shape draw:style-name="gr1" draw:text-style-name="P2" xml:id="id20" draw:id="id20" draw:layer="layout" svg:width="4.028cm" svg:height="2.48cm" svg:x="21.629cm" svg:y="67.9cm">
          <text:p text:style-name="P2"><text:span text:style-name="T1">Если </text:span></text:p>
          <text:p text:style-name="P2"><text:span text:style-name="T1">Action = 6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2.172cm" svg:height="1.909cm" svg:x="21.029cm" svg:y="68.18cm">
          <draw:text-box>
            <text:p><text:span text:style-name="T1">да</text:span></text:p>
          </draw:text-box>
        </draw:frame>
        <draw:custom-shape draw:style-name="gr1" draw:text-style-name="P1" xml:id="id21" draw:id="id21" draw:layer="layout" svg:width="5.862cm" svg:height="2.48cm" svg:x="14.8cm" svg:y="70.9cm">
          <text:p text:style-name="P1">printAllCar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21.629cm" svg:y1="69.14cm" svg:x2="17.731cm" svg:y2="70.9cm" draw:start-shape="id20" draw:start-glue-point="5" draw:end-shape="id21" draw:end-glue-point="0" svg:d="M21629 69140h-3898v1760">
          <text:p/>
        </draw:connector>
        <draw:connector draw:style-name="gr4" draw:text-style-name="P1" draw:layer="layout" draw:line-skew="0cm -21.518cm" svg:x1="17.731cm" svg:y1="73.38cm" svg:x2="29.186cm" svg:y2="11.52cm" draw:start-shape="id21" draw:start-glue-point="2" draw:end-shape="id2" draw:end-glue-point="4" svg:d="M17731 73380v502h-15331v-62863h26786v501">
          <text:p/>
        </draw:connector>
        <draw:connector draw:style-name="gr4" draw:text-style-name="P1" draw:layer="layout" svg:x1="25.657cm" svg:y1="69.14cm" svg:x2="23.514cm" svg:y2="75.3cm" draw:start-shape="id20" draw:start-glue-point="7" draw:end-shape="id22" draw:end-glue-point="4" svg:d="M25657 69140h501v3701h-2644v2459">
          <text:p/>
        </draw:connector>
        <draw:frame draw:style-name="gr7" draw:text-style-name="P3" draw:layer="layout" svg:width="1.871cm" svg:height="0.908cm" svg:x="25cm" svg:y="75.48cm">
          <draw:text-box>
            <text:p><text:span text:style-name="T1">нет</text:span></text:p>
          </draw:text-box>
        </draw:frame>
        <draw:custom-shape draw:style-name="gr1" draw:text-style-name="P2" xml:id="id22" draw:id="id22" draw:layer="layout" svg:width="4.028cm" svg:height="2.48cm" svg:x="21.5cm" svg:y="75.3cm">
          <text:p text:style-name="P2"><text:span text:style-name="T1">Если </text:span></text:p>
          <text:p text:style-name="P2"><text:span text:style-name="T1">Action = 7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2.172cm" svg:height="1.909cm" svg:x="20.9cm" svg:y="75.58cm">
          <draw:text-box>
            <text:p><text:span text:style-name="T1">да</text:span></text:p>
          </draw:text-box>
        </draw:frame>
        <draw:connector draw:style-name="gr4" draw:text-style-name="P1" draw:layer="layout" draw:line-skew="-18.599cm" svg:x1="21.5cm" svg:y1="76.54cm" svg:x2="29.186cm" svg:y2="11.52cm" draw:start-shape="id22" draw:start-glue-point="5" draw:end-shape="id2" draw:end-glue-point="4" svg:d="M21500 76540h-19100v-65521h26786v501">
          <text:p/>
        </draw:connector>
        <draw:connector draw:style-name="gr4" draw:text-style-name="P1" draw:layer="layout" svg:x1="25.528cm" svg:y1="76.54cm" svg:x2="23.514cm" svg:y2="79.7cm" draw:start-shape="id22" draw:start-glue-point="7" draw:end-shape="id23" draw:end-glue-point="4" svg:d="M25528 76540h501v2200h-2515v960">
          <text:p/>
        </draw:connector>
        <draw:custom-shape draw:style-name="gr1" draw:text-style-name="P4" xml:id="id23" draw:id="id23" draw:layer="layout" svg:width="4.028cm" svg:height="2.477cm" svg:x="21.5cm" svg:y="79.7cm">
          <text:p text:style-name="P4"><text:span text:style-name="T2">exitCount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0cm -23.95cm" svg:x1="23.514cm" svg:y1="82.177cm" svg:x2="29.186cm" svg:y2="11.52cm" draw:start-shape="id23" draw:start-glue-point="6" draw:end-shape="id2" draw:end-glue-point="4" svg:d="M23514 82177v501h-21114v-71659h26786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cm" fo:page-height="9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1-25T11:30:57.49</dc:date>
    <meta:editing-duration>PT2H48M48S</meta:editing-duration>
    <meta:editing-cycles>16</meta:editing-cycles>
    <meta:generator>OpenOffice/4.1.1$Win32 OpenOffice.org_project/411m6$Build-9775</meta:generator>
    <meta:document-statistic meta:object-count="79"/>
  </office:meta>
</office:document-meta>
</file>